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9728in"/>
    </style:style>
    <style:style style:name="co2" style:family="table-column">
      <style:table-column-properties fo:break-before="auto" style:column-width="0.9902in"/>
    </style:style>
    <style:style style:name="co3" style:family="table-column">
      <style:table-column-properties fo:break-before="auto" style:column-width="0.1799in"/>
    </style:style>
    <style:style style:name="co4" style:family="table-column">
      <style:table-column-properties fo:break-before="auto" style:column-width="10.3902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6.17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799in" fo:break-before="auto" style:use-optimal-row-height="fals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="none"/>
      <style:text-properties fo:font-size="12pt" style:font-size-asian="12pt" style:font-size-complex="12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2">
      <style:table-cell-properties fo:border="0.74pt solid #000000"/>
      <style:text-properties fo:font-size="12pt" style:font-size-asian="12pt" style:font-size-complex="12pt"/>
    </style:style>
    <style:style style:name="ce12" style:family="table-cell" style:parent-style-name="Default" style:data-style-name="N2">
      <style:table-cell-properties fo:border="none"/>
      <style:text-properties fo:font-size="12pt" style:font-size-asian="12pt" style:font-size-complex="12pt"/>
    </style:style>
    <style:style style:name="ce13" style:family="table-cell" style:parent-style-name="Default" style:data-style-name="N2">
      <style:text-properties fo:font-size="12pt" style:font-size-asian="12pt" style:font-size-complex="12pt"/>
    </style:style>
    <style:style style:name="ce4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Ubuntu" fo:font-size="5.699999809265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5.69999980926514pt" style:language-asian="ja" style:country-asian="JP" style:font-style-asian="normal" style:font-weight-asian="normal" style:font-name-complex="Ubuntu" style:font-size-complex="5.699999809265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ja" style:country-asian="JP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2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2">
      <style:table-cell-properties fo:border="0.74pt solid #000000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ja" style:country-asian="JP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ize Calibration" table:style-name="ta1">
        <table:table-column table:style-name="co1" table:default-cell-style-name="ce11"/>
        <table:table-column table:style-name="co2" table:default-cell-style-name="ce13"/>
        <table:table-column table:style-name="co3" table:default-cell-style-name="ce11"/>
        <table:table-column table:style-name="co4" table:default-cell-style-name="ce13"/>
        <table:table-column table:style-name="co5" table:number-columns-repeated="1020" table:default-cell-style-name="ce11"/>
        <table:table-row table:style-name="ro1">
          <table:table-cell table:style-name="ce1" office:value-type="string" calcext:value-type="string">
            <text:p>A - pillar distance</text:p>
          </table:table-cell>
          <table:table-cell table:style-name="ce10"/>
          <table:table-cell table:style-name="ce2"/>
          <table:table-cell table:style-name="ce16" office:value-type="string" calcext:value-type="string">
            <text:p>Klipper Commands below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 - Far pillar distance</text:p>
          </table:table-cell>
          <table:table-cell table:style-name="ce10"/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B - pillar distance</text:p>
          </table:table-cell>
          <table:table-cell table:style-name="ce10"/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A - Far pillar distance</text:p>
          </table:table-cell>
          <table:table-cell table:style-name="ce10"/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C - pillar distance</text:p>
          </table:table-cell>
          <table:table-cell table:style-name="ce10"/>
          <table:table-cell table:style-name="ce4"/>
          <table:table-cell table:number-columns-repeated="1021"/>
        </table:table-row>
        <table:table-row table:style-name="ro1">
          <table:table-cell table:style-name="ce1" office:value-type="string" calcext:value-type="string">
            <text:p>B - Far pillar distance</text:p>
          </table:table-cell>
          <table:table-cell table:style-name="ce10"/>
          <table:table-cell table:style-name="ce5"/>
          <table:table-cell table:style-name="ce17" table:formula="of:=&quot;DELTA_ANALYZE CENTER_DISTS=&quot;&amp;[.B1]&amp;&quot;,&quot;&amp;[.B2]&amp;&quot;,&quot;&amp;[.B3]&amp;&quot;,&quot;&amp;[.B4]&amp;&quot;,&quot;&amp;[.B5]&amp;&quot;,&quot;&amp;[.B6]" office:value-type="string" office:string-value="DELTA_ANALYZE CENTER_DISTS=,,,,," calcext:value-type="string">
            <text:p>DELTA_ANALYZE CENTER_DISTS=,,,,,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2"/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A-to-Far-C distance</text:p>
          </table:table-cell>
          <table:table-cell table:style-name="ce10"/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Far-C-to-B distance</text:p>
          </table:table-cell>
          <table:table-cell table:style-name="ce10"/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B-to-Far-A distance</text:p>
          </table:table-cell>
          <table:table-cell table:style-name="ce10"/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Far-A-to-C distance</text:p>
          </table:table-cell>
          <table:table-cell table:style-name="ce10"/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C-to-Far-B distance</text:p>
          </table:table-cell>
          <table:table-cell table:style-name="ce10"/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Far-B-to-A distance</text:p>
          </table:table-cell>
          <table:table-cell table:style-name="ce10"/>
          <table:table-cell table:style-name="ce2"/>
          <table:table-cell table:style-name="ce10" table:formula="of:=&quot;DELTA_ANALYZE OUTER_DISTS=&quot;&amp;[.B8]&amp;&quot;,&quot;&amp;[.B9]&amp;&quot;,&quot;&amp;[.B10]&amp;&quot;,&quot;&amp;[.B11]&amp;&quot;,&quot;&amp;[.B12]&amp;&quot;,&quot;&amp;[.B13]" office:value-type="string" office:string-value="DELTA_ANALYZE OUTER_DISTS=,,,,," calcext:value-type="string">
            <text:p>DELTA_ANALYZE OUTER_DISTS=,,,,,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2"/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Center width A</text:p>
          </table:table-cell>
          <table:table-cell table:style-name="ce10"/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Center width B</text:p>
          </table:table-cell>
          <table:table-cell table:style-name="ce10"/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Center width C</text:p>
          </table:table-cell>
          <table:table-cell table:style-name="ce10"/>
          <table:table-cell table:style-name="ce2"/>
          <table:table-cell table:style-name="ce10" table:formula="of:=&quot;DELTA_ANALYZE CENTER_PILLAR_WIDTHS=&quot;&amp;[.B15]&amp;&quot;,&quot;&amp;[.B16]&amp;&quot;,&quot;&amp;[.B17]" office:value-type="string" office:string-value="DELTA_ANALYZE CENTER_PILLAR_WIDTHS=,," calcext:value-type="string">
            <text:p>DELTA_ANALYZE CENTER_PILLAR_WIDTHS=,,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2"/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A pillar width facing Far C</text:p>
          </table:table-cell>
          <table:table-cell table:style-name="ce10"/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Far C pillar width facing B</text:p>
          </table:table-cell>
          <table:table-cell table:style-name="ce10"/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B pillar width facing Far A</text:p>
          </table:table-cell>
          <table:table-cell table:style-name="ce10"/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Far A pillar width facing C</text:p>
          </table:table-cell>
          <table:table-cell table:style-name="ce10"/>
          <table:table-cell table:style-name="ce2"/>
          <table:table-cell table:style-name="ce18"/>
          <table:table-cell table:number-columns-repeated="1020"/>
        </table:table-row>
        <table:table-row table:style-name="ro1">
          <table:table-cell table:style-name="ce1" office:value-type="string" calcext:value-type="string">
            <text:p>C pillar width facing Far B</text:p>
          </table:table-cell>
          <table:table-cell table:style-name="ce10"/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Far B pillar width facing A</text:p>
          </table:table-cell>
          <table:table-cell table:style-name="ce10"/>
          <table:table-cell table:style-name="ce2"/>
          <table:table-cell table:style-name="ce10" table:formula="of:=&quot;DELTA_ANALYZE OUTER_PILLAR_WIDTHS=&quot;&amp;[.B19]&amp;&quot;,&quot;&amp;[.B20]&amp;&quot;,&quot;&amp;[.B21]&amp;&quot;,&quot;&amp;[.B22]&amp;&quot;,&quot;&amp;[.B23]&amp;&quot;,&quot;&amp;[.B24]" office:value-type="string" office:string-value="DELTA_ANALYZE OUTER_PILLAR_WIDTHS=,,,,," calcext:value-type="string">
            <text:p>DELTA_ANALYZE OUTER_PILLAR_WIDTHS=,,,,,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ELTA_ANALYZE SCALE=1.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ELTA_ANALYZE CALIBRATE=extende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AVE_CONFI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member to re-run the Bed Mesh Calibration!!!! <text:s/>The above commands will invalidate the existing Bed Mesh.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structions" table:style-name="ta1">
        <table:table-column table:style-name="co6" table:default-cell-style-name="ce11"/>
        <table:table-column table:style-name="co7" table:number-columns-repeated="1023" table:default-cell-style-name="ce11"/>
        <table:table-row table:style-name="ro4">
          <table:table-cell office:value-type="string" calcext:value-type="string">
            <text:p>Print out page 1 of the Size Calibrations sheet. Follow the instructions at 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<text:a xlink:href="https://github.com/phnxdrgn536/FLSun-v400/wiki/Enhanced-Delta" xlink:type="simple"> https://github.com/phnxdrgn536/FLSun-v400/wiki/Enhanced-Delta </text:a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Write on the sheet each measurement. Then transfer to this spreadsheet.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The Klipper directives will be created based on your measurements.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Copy / Paste the Klipper commands to the Mainsail Console and send eac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ommand – one at a time.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9T10:07:41.035853550</meta:creation-date>
    <dc:date>2023-11-26T14:52:56.374627852</dc:date>
    <meta:editing-duration>PT1H17M42S</meta:editing-duration>
    <meta:editing-cycles>18</meta:editing-cycles>
    <meta:generator>LibreOffice/7.3.7.2$Linux_X86_64 LibreOffice_project/30$Build-2</meta:generator>
    <meta:print-date>2023-11-19T11:55:29.485748718</meta:print-date>
    <meta:document-statistic meta:table-count="2" meta:cell-count="36" meta:object-count="0"/>
  </office:meta>
</office:document-meta>
</file>